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5000000CAF4185EC9F3EBAD4C.png" manifest:media-type="image/png"/>
  <manifest:file-entry manifest:full-path="Pictures/1000000000000165000000CA409103951BDC0EB3.png" manifest:media-type="image/png"/>
  <manifest:file-entry manifest:full-path="Pictures/1000000000000165000000CAB08F9D5231A519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1cm" svg:stroke-color="#000000" draw:marker-start-width="0.51cm" draw:marker-end-width="0.51cm" draw:fill-color="#ffffff" draw:textarea-horizontal-align="justify" draw:textarea-vertical-align="middle" draw:auto-grow-height="false" fo:min-height="0.561cm" fo:min-width="0.56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1cm" svg:stroke-color="#000000" draw:marker-start-width="0.508cm" draw:marker-end-width="0.508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ed_20__28_var_29_" svg:stroke-width="0.051cm" svg:stroke-color="#000000" draw:marker-start-width="0.508cm" draw:marker-end-width="0.508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51cm" svg:stroke-color="#000000" draw:marker-start="Arrow" draw:marker-start-width="0.254cm" draw:marker-end-width="0.508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51cm" svg:stroke-color="#000000" draw:marker-start-width="0.508cm" draw:marker-end-width="0.508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.251cm" svg:y="0.427cm" svg:width="4.327cm" svg:height="2.448cm" draw:z-index="0"><draw:image xlink:href="Pictures/1000000000000165000000CAB08F9D5231A51912.png" xlink:type="simple" xlink:show="embed" xlink:actuate="onLoad"/></draw:frame><draw:frame draw:style-name="fr1" draw:name="Image2" text:anchor-type="paragraph" svg:x="1.231cm" svg:y="3.542cm" svg:width="4.327cm" svg:height="2.448cm" draw:z-index="1"><draw:image xlink:href="Pictures/1000000000000165000000CA409103951BDC0EB3.png" xlink:type="simple" xlink:show="embed" xlink:actuate="onLoad"/></draw:frame><draw:frame draw:style-name="fr1" draw:name="Image3" text:anchor-type="paragraph" svg:x="10.573cm" svg:y="3.464cm" svg:width="4.327cm" svg:height="2.448cm" draw:z-index="2"><draw:image xlink:href="Pictures/1000000000000165000000CAF4185EC9F3EBAD4C.png" xlink:type="simple" xlink:show="embed" xlink:actuate="onLoad"/></draw:frame><draw:frame draw:style-name="fr1" draw:name="Image4" text:anchor-type="paragraph" svg:x="1.171cm" svg:y="8.548cm" svg:width="4.327cm" svg:height="2.448cm" draw:z-index="3"><draw:image xlink:href="Pictures/1000000000000165000000CAF4185EC9F3EBAD4C.png" xlink:type="simple" xlink:show="embed" xlink:actuate="onLoad"/></draw:frame><draw:custom-shape text:anchor-type="paragraph" draw:z-index="4" draw:name="Shape1" draw:style-name="gr1" draw:text-style-name="P1" svg:width="0.795cm" svg:height="0.795cm" svg:x="7.592cm" svg:y="5.4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Shape2" draw:style-name="gr2" draw:text-style-name="P2" svg:x1="7.98cm" svg:y1="5.422cm" svg:x2="7.98cm" svg:y2="6.216cm"><text:p/></draw:line><draw:line text:anchor-type="paragraph" draw:z-index="6" draw:name="Shape2" draw:style-name="gr2" draw:text-style-name="P2" svg:x1="7.592cm" svg:y1="5.768cm" svg:x2="8.386cm" svg:y2="5.768cm"><text:p/></draw:line><draw:line text:anchor-type="paragraph" draw:z-index="7" draw:name="Shape3" draw:style-name="gr3" draw:text-style-name="P2" svg:x1="3.399cm" svg:y1="6.643cm" svg:x2="3.399cm" svg:y2="7.904cm"><text:p/></draw:line><draw:frame text:anchor-type="paragraph" draw:z-index="8" draw:name="Shape4" draw:style-name="gr4" draw:text-style-name="P3" svg:width="1.528cm" svg:height="0.53cm" svg:x="0.732cm" svg:y="1.413cm"><draw:text-box><text:p><text:span text:style-name="T1">Client1</text:span></text:p></draw:text-box></draw:frame><draw:frame text:anchor-type="paragraph" draw:z-index="9" draw:name="Shape4" draw:style-name="gr4" draw:text-style-name="P3" svg:width="1.528cm" svg:height="0.53cm" svg:x="0.63cm" svg:y="4.75cm"><draw:text-box><text:p><text:span text:style-name="T1">Client2</text:span></text:p></draw:text-box></draw:frame><draw:frame text:anchor-type="paragraph" draw:z-index="10" draw:name="Shape4" draw:style-name="gr4" draw:text-style-name="P3" svg:width="1.528cm" svg:height="0.53cm" svg:x="0.529cm" svg:y="9.534cm"><draw:text-box><text:p><text:span text:style-name="T1">Client </text:span><text:span text:style-name="T2">N</text:span></text:p></draw:text-box></draw:frame><draw:frame text:anchor-type="paragraph" draw:z-index="11" draw:name="Shape4" draw:style-name="gr5" draw:text-style-name="P3" svg:width="1.528cm" svg:height="0.976cm" svg:x="11.162cm" svg:y="4.223cm"><draw:text-box><text:p><text:span text:style-name="T1">Parent root</text:span></text:p></draw:text-box></draw:frame><draw:line text:anchor-type="paragraph" draw:z-index="12" draw:name="Shape5" draw:style-name="gr6" draw:text-style-name="P2" svg:x1="7.98cm" svg:y1="5.422cm" svg:x2="7.978cm" svg:y2="2.633cm"><text:p/></draw:line><draw:line text:anchor-type="paragraph" draw:z-index="13" draw:name="Shape6" draw:style-name="gr7" draw:text-style-name="P2" svg:x1="4.658cm" svg:y1="10.773cm" svg:x2="7.916cm" svg:y2="10.754cm"><text:p/></draw:line><draw:line text:anchor-type="paragraph" draw:z-index="14" draw:name="Shape5" draw:style-name="gr6" draw:text-style-name="P2" svg:x1="11.734cm" svg:y1="5.727cm" svg:x2="8.386cm" svg:y2="5.768cm"><text:p/></draw:line><draw:line text:anchor-type="paragraph" draw:z-index="15" draw:name="Shape5" draw:style-name="gr6" draw:text-style-name="P2" svg:x1="7.594cm" svg:y1="5.768cm" svg:x2="4.722cm" svg:y2="5.747cm"><text:p/></draw:line><draw:line text:anchor-type="paragraph" draw:z-index="16" draw:name="Shape5" draw:style-name="gr6" draw:text-style-name="P2" svg:x1="7.98cm" svg:y1="6.216cm" svg:x2="7.916cm" svg:y2="10.754cm"><text:p/></draw:line><draw:line text:anchor-type="paragraph" draw:z-index="17" draw:name="Shape6" draw:style-name="gr7" draw:text-style-name="P2" svg:x1="4.722cm" svg:y1="2.633cm" svg:x2="7.98cm" svg:y2="2.614cm"><text:p/></draw:line><draw:line text:anchor-type="paragraph" draw:z-index="18" draw:name="Shape5" draw:style-name="gr6" draw:text-style-name="P2" svg:x1="2.423cm" svg:y1="5.789cm" svg:x2="0.878cm" svg:y2="5.789cm"><text:p/></draw:line><draw:line text:anchor-type="paragraph" draw:z-index="19" draw:name="Shape5" draw:style-name="gr6" draw:text-style-name="P2" svg:x1="2.423cm" svg:y1="2.676cm" svg:x2="0.878cm" svg:y2="2.676cm"><text:p/></draw:line><draw:line text:anchor-type="paragraph" draw:z-index="20" draw:name="Shape5" draw:style-name="gr6" draw:text-style-name="P2" svg:x1="2.363cm" svg:y1="10.795cm" svg:x2="0.818cm" svg:y2="10.795cm"><text:p/></draw:line><draw:line text:anchor-type="paragraph" draw:z-index="21" draw:name="Shape5" draw:style-name="gr6" draw:text-style-name="P2" svg:x1="15cm" svg:y1="5.708cm" svg:x2="13.986cm" svg:y2="5.708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5.926cm" fo:page-height="11.913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22:56:31.459659891</meta:creation-date>
    <dc:date>2018-06-28T12:54:29.272929389</dc:date>
    <meta:editing-duration>PT3M11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